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5735d0c" officeooo:paragraph-rsid="0608ccd7"/>
    </style:style>
    <style:style style:name="P4" style:family="paragraph" style:parent-style-name="Heading_20_2">
      <style:text-properties officeooo:rsid="05735d0c" officeooo:paragraph-rsid="05deefe3"/>
    </style:style>
    <style:style style:name="P5" style:family="paragraph" style:parent-style-name="Heading_20_2">
      <style:text-properties officeooo:rsid="05735d0c" officeooo:paragraph-rsid="05f92d26"/>
    </style:style>
    <style:style style:name="P6" style:family="paragraph" style:parent-style-name="Heading_20_2">
      <style:text-properties officeooo:rsid="05735d0c" officeooo:paragraph-rsid="06029c76"/>
    </style:style>
    <style:style style:name="P7" style:family="paragraph" style:parent-style-name="Heading_20_2">
      <style:text-properties officeooo:rsid="05735d0c" officeooo:paragraph-rsid="05bb0175"/>
    </style:style>
    <style:style style:name="P8" style:family="paragraph" style:parent-style-name="Heading_20_2">
      <style:text-properties officeooo:paragraph-rsid="062debeb"/>
    </style:style>
    <style:style style:name="P9" style:family="paragraph" style:parent-style-name="Text_20_body">
      <style:text-properties officeooo:rsid="05e93b0c" officeooo:paragraph-rsid="05e93b0c"/>
    </style:style>
    <style:style style:name="P10" style:family="paragraph" style:parent-style-name="Text_20_body">
      <style:text-properties officeooo:rsid="05f6a07a" officeooo:paragraph-rsid="05f6a07a"/>
    </style:style>
    <style:style style:name="P11" style:family="paragraph" style:parent-style-name="Text_20_body">
      <style:text-properties officeooo:rsid="05f7ad5a" officeooo:paragraph-rsid="05f7ad5a"/>
    </style:style>
    <style:style style:name="P12" style:family="paragraph" style:parent-style-name="Text_20_body">
      <style:text-properties officeooo:rsid="05f8a4dc" officeooo:paragraph-rsid="05f8a4dc"/>
    </style:style>
    <style:style style:name="P13" style:family="paragraph" style:parent-style-name="Text_20_body">
      <style:text-properties officeooo:rsid="060497ac" officeooo:paragraph-rsid="0608ccd7"/>
    </style:style>
    <style:style style:name="P14" style:family="paragraph" style:parent-style-name="Text_20_body">
      <style:paragraph-properties fo:line-height="100%"/>
      <style:text-properties officeooo:rsid="04af6545" officeooo:paragraph-rsid="04af6545"/>
    </style:style>
    <style:style style:name="P15" style:family="paragraph" style:parent-style-name="Text_20_body">
      <style:text-properties officeooo:rsid="05eb2c2d" officeooo:paragraph-rsid="0609676d"/>
    </style:style>
    <style:style style:name="P16" style:family="paragraph" style:parent-style-name="Text_20_body">
      <style:text-properties officeooo:rsid="05fad3d2" officeooo:paragraph-rsid="06009606"/>
    </style:style>
    <style:style style:name="P17" style:family="paragraph" style:parent-style-name="Text_20_body">
      <style:text-properties officeooo:rsid="05fad3d2" officeooo:paragraph-rsid="06029c76"/>
    </style:style>
    <style:style style:name="P18" style:family="paragraph" style:parent-style-name="Text_20_body">
      <style:text-properties officeooo:rsid="06009606" officeooo:paragraph-rsid="06009606"/>
    </style:style>
    <style:style style:name="P19" style:family="paragraph" style:parent-style-name="Text_20_body">
      <style:text-properties officeooo:rsid="06009606" officeooo:paragraph-rsid="06029c76"/>
    </style:style>
    <style:style style:name="P20" style:family="paragraph" style:parent-style-name="Text_20_body">
      <style:text-properties officeooo:rsid="0601b4e4" officeooo:paragraph-rsid="0601b4e4"/>
    </style:style>
    <style:style style:name="P21" style:family="paragraph" style:parent-style-name="Text_20_body">
      <style:text-properties officeooo:rsid="0601b4e4" officeooo:paragraph-rsid="0629c411"/>
    </style:style>
    <style:style style:name="P22" style:family="paragraph" style:parent-style-name="Text_20_body">
      <style:text-properties officeooo:paragraph-rsid="060cf8ea"/>
    </style:style>
    <style:style style:name="P23" style:family="paragraph" style:parent-style-name="Text_20_body">
      <style:text-properties officeooo:rsid="06249399" officeooo:paragraph-rsid="06249399"/>
    </style:style>
    <style:style style:name="P24" style:family="paragraph" style:parent-style-name="Text_20_body">
      <style:text-properties officeooo:rsid="062a690c" officeooo:paragraph-rsid="062a690c"/>
    </style:style>
    <style:style style:name="P25" style:family="paragraph" style:parent-style-name="Text_20_body">
      <style:text-properties officeooo:rsid="06308172" officeooo:paragraph-rsid="06308172"/>
    </style:style>
    <style:style style:name="P26" style:family="paragraph" style:parent-style-name="Text_20_body">
      <style:text-properties officeooo:rsid="0633edd2" officeooo:paragraph-rsid="0633edd2"/>
    </style:style>
    <style:style style:name="P27" style:family="paragraph" style:parent-style-name="Text_20_body">
      <style:text-properties officeooo:rsid="06394ca7" officeooo:paragraph-rsid="0639d5d8"/>
    </style:style>
    <style:style style:name="P28" style:family="paragraph" style:parent-style-name="Text_20_body">
      <style:text-properties officeooo:rsid="06394ca7" officeooo:paragraph-rsid="063bfef0"/>
    </style:style>
    <style:style style:name="P29" style:family="paragraph" style:parent-style-name="Text_20_body">
      <style:text-properties officeooo:rsid="06394ca7" officeooo:paragraph-rsid="063de706"/>
    </style:style>
    <style:style style:name="P30" style:family="paragraph" style:parent-style-name="Text_20_body">
      <style:paragraph-properties fo:text-align="start" style:justify-single-word="false" style:writing-mode="lr-tb"/>
      <style:text-properties officeooo:rsid="05e93b0c" officeooo:paragraph-rsid="05e93b0c"/>
    </style:style>
    <style:style style:name="P31" style:family="paragraph" style:parent-style-name="Text_20_body">
      <style:paragraph-properties fo:text-align="start" style:justify-single-word="false" style:writing-mode="lr-tb"/>
      <style:text-properties officeooo:rsid="05eb2c2d" officeooo:paragraph-rsid="05eb2c2d"/>
    </style:style>
    <style:style style:name="P32" style:family="paragraph" style:parent-style-name="Heading_20_2">
      <style:paragraph-properties fo:line-height="100%" fo:text-align="start" style:justify-single-word="false" style:writing-mode="lr-tb"/>
      <style:text-properties style:font-name="David CLM" officeooo:rsid="068d6010" officeooo:paragraph-rsid="0613e728" style:font-name-complex="David CLM"/>
    </style:style>
    <style:style style:name="P33" style:family="paragraph" style:parent-style-name="Text_20_body">
      <style:paragraph-properties fo:text-align="end" style:justify-single-word="false" style:writing-mode="rl-tb"/>
      <style:text-properties officeooo:rsid="05e93b0c" officeooo:paragraph-rsid="05e93b0c"/>
    </style:style>
    <style:style style:name="P34" style:family="paragraph" style:parent-style-name="Text_20_body">
      <style:paragraph-properties fo:text-align="end" style:justify-single-word="false" style:writing-mode="rl-tb"/>
      <style:text-properties officeooo:rsid="05eb2c2d" officeooo:paragraph-rsid="05eb2c2d"/>
    </style:style>
    <style:style style:name="P35" style:family="paragraph" style:parent-style-name="Text_20_body">
      <style:paragraph-properties fo:text-align="end" style:justify-single-word="false" style:writing-mode="rl-tb"/>
      <style:text-properties officeooo:rsid="05eb2c2d" officeooo:paragraph-rsid="063625d2"/>
    </style:style>
    <style:style style:name="P36" style:family="paragraph" style:parent-style-name="Text_20_body">
      <style:paragraph-properties fo:text-align="end" style:justify-single-word="false" style:writing-mode="rl-tb"/>
      <style:text-properties officeooo:rsid="06394ca7" officeooo:paragraph-rsid="063e9866"/>
    </style:style>
    <style:style style:name="P37" style:family="paragraph" style:parent-style-name="Heading_20_2">
      <style:paragraph-properties fo:line-height="100%" fo:text-align="end" style:justify-single-word="false" style:writing-mode="rl-tb"/>
      <style:text-properties style:font-name="Times New Roman" officeooo:paragraph-rsid="0613e728" style:font-name-complex="Times New Roman"/>
    </style:style>
    <style:style style:name="P38" style:family="paragraph" style:parent-style-name="Heading_20_2" style:list-style-name="L1">
      <style:paragraph-properties fo:line-height="100%" fo:text-align="start" style:justify-single-word="false" style:writing-mode="lr-tb"/>
      <style:text-properties officeooo:paragraph-rsid="0613e728"/>
    </style:style>
    <style:style style:name="P39" style:family="paragraph" style:parent-style-name="Heading_20_1">
      <style:paragraph-properties fo:line-height="100%"/>
      <style:text-properties officeooo:rsid="04af6545" officeooo:paragraph-rsid="04af6545"/>
    </style:style>
    <style:style style:name="P40" style:family="paragraph" style:parent-style-name="Heading_20_3" style:list-style-name="L1">
      <style:paragraph-properties fo:margin-top="0in" fo:margin-bottom="0in" loext:contextual-spacing="false" fo:line-height="100%" fo:text-align="start" style:justify-single-word="false" style:writing-mode="lr-tb"/>
      <style:text-properties officeooo:paragraph-rsid="06179e40"/>
    </style:style>
    <style:style style:name="P41" style:family="paragraph" style:parent-style-name="Text_20_body">
      <style:text-properties officeooo:rsid="060497ac" officeooo:paragraph-rsid="06249399"/>
    </style:style>
    <style:style style:name="P42" style:family="paragraph" style:parent-style-name="Text_20_body">
      <style:text-properties officeooo:rsid="060497ac" officeooo:paragraph-rsid="0608ccd7"/>
    </style:style>
    <style:style style:name="P43" style:family="paragraph" style:parent-style-name="Text_20_body" style:list-style-name="L2">
      <style:text-properties officeooo:paragraph-rsid="06497d2f"/>
    </style:style>
    <style:style style:name="P44" style:family="paragraph" style:parent-style-name="Text_20_body" style:list-style-name="L3">
      <style:text-properties officeooo:paragraph-rsid="06492e2c"/>
    </style:style>
    <style:style style:name="P45" style:family="paragraph" style:parent-style-name="Text_20_body" style:list-style-name="L4">
      <style:text-properties officeooo:paragraph-rsid="06492e2c"/>
    </style:style>
    <style:style style:name="P46" style:family="paragraph" style:parent-style-name="Text_20_body" style:list-style-name="L5">
      <style:text-properties officeooo:paragraph-rsid="0639d5d8"/>
    </style:style>
    <style:style style:name="P47" style:family="paragraph" style:parent-style-name="Text_20_body" style:list-style-name="L6">
      <style:text-properties officeooo:paragraph-rsid="063aa5ac"/>
    </style:style>
    <style:style style:name="P48" style:family="paragraph" style:parent-style-name="Text_20_body">
      <style:text-properties officeooo:paragraph-rsid="063aa5ac"/>
    </style:style>
    <style:style style:name="P49" style:family="paragraph" style:parent-style-name="Text_20_body" style:list-style-name="L7">
      <style:text-properties officeooo:paragraph-rsid="063bfef0"/>
    </style:style>
    <style:style style:name="P50" style:family="paragraph" style:parent-style-name="Text_20_body" style:list-style-name="L8">
      <style:text-properties officeooo:paragraph-rsid="063de706"/>
    </style:style>
    <style:style style:name="P51" style:family="paragraph" style:parent-style-name="Text_20_body" style:list-style-name="L9">
      <style:text-properties officeooo:paragraph-rsid="063e6b2f"/>
    </style:style>
    <style:style style:name="P52" style:family="paragraph" style:parent-style-name="Text_20_body" style:list-style-name="L1">
      <style:paragraph-properties fo:margin-top="0in" fo:margin-bottom="0in" loext:contextual-spacing="false" fo:text-align="start" style:justify-single-word="false" style:writing-mode="lr-tb"/>
      <style:text-properties officeooo:paragraph-rsid="06179e40"/>
    </style:style>
    <style:style style:name="P53" style:family="paragraph" style:parent-style-name="Text_20_body" style:list-style-name="L1">
      <style:paragraph-properties fo:margin-top="0in" fo:margin-bottom="0in" loext:contextual-spacing="false" fo:line-height="100%" fo:text-align="start" style:justify-single-word="false" style:writing-mode="lr-tb"/>
      <style:text-properties officeooo:paragraph-rsid="06179e40"/>
    </style:style>
    <style:style style:name="P54" style:family="paragraph" style:parent-style-name="Text_20_body" style:list-style-name="L10">
      <style:paragraph-properties fo:text-align="end" style:justify-single-word="false" style:writing-mode="rl-tb"/>
      <style:text-properties officeooo:paragraph-rsid="063e9866"/>
    </style:style>
    <style:style style:name="T1" style:family="text">
      <style:text-properties officeooo:rsid="05226f8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6497d2f" style:font-weight-asian="bold" style:font-weight-complex="bold"/>
    </style:style>
    <style:style style:name="T4" style:family="text">
      <style:text-properties fo:font-weight="bold" officeooo:rsid="06394ca7" style:font-weight-asian="bold" style:font-weight-complex="bold"/>
    </style:style>
    <style:style style:name="T5" style:family="text">
      <style:text-properties fo:font-weight="bold" officeooo:rsid="06492e2c" style:font-weight-asian="bold" style:font-weight-complex="bold"/>
    </style:style>
    <style:style style:name="T6" style:family="text">
      <style:text-properties officeooo:rsid="05eb85a5"/>
    </style:style>
    <style:style style:name="T7" style:family="text">
      <style:text-properties officeooo:rsid="05f3078d"/>
    </style:style>
    <style:style style:name="T8" style:family="text">
      <style:text-properties officeooo:rsid="05f7ad5a"/>
    </style:style>
    <style:style style:name="T9" style:family="text">
      <style:text-properties officeooo:rsid="05f8a4dc"/>
    </style:style>
    <style:style style:name="T10" style:family="text">
      <style:text-properties officeooo:rsid="0608ccd7"/>
    </style:style>
    <style:style style:name="T11" style:family="text">
      <style:text-properties officeooo:rsid="0608dc97"/>
    </style:style>
    <style:style style:name="T12" style:family="text">
      <style:text-properties officeooo:rsid="060cf8ea"/>
    </style:style>
    <style:style style:name="T13" style:family="text">
      <style:text-properties style:use-window-font-color="true" style:font-name="Times New Roman" fo:font-style="normal" style:font-style-asian="normal" style:font-name-complex="Times New Roman" style:font-style-complex="normal"/>
    </style:style>
    <style:style style:name="T14" style:family="text">
      <style:text-properties style:use-window-font-color="true" style:font-name="Times New Roman" fo:font-style="normal" officeooo:rsid="0706baaa" style:font-style-asian="normal" style:font-name-complex="Times New Roman" style:font-style-complex="normal"/>
    </style:style>
    <style:style style:name="T15" style:family="text">
      <style:text-properties style:use-window-font-color="true" style:font-name="Times New Roman" fo:font-style="normal" officeooo:rsid="06f22ffe" style:font-style-asian="normal" style:font-name-complex="Times New Roman" style:font-style-complex="normal"/>
    </style:style>
    <style:style style:name="T16" style:family="text">
      <style:text-properties style:use-window-font-color="true" style:font-name="Times New Roman" fo:font-style="normal" officeooo:rsid="06f09f43" style:font-style-asian="normal" style:font-name-complex="Times New Roman" style:font-style-complex="normal"/>
    </style:style>
    <style:style style:name="T17" style:family="text">
      <style:text-properties style:use-window-font-color="true" style:font-name="Times New Roman" fo:font-style="normal" officeooo:rsid="06b433b8" style:font-style-asian="normal" style:font-name-complex="Times New Roman" style:font-style-complex="normal"/>
    </style:style>
    <style:style style:name="T18" style:family="text">
      <style:text-properties style:use-window-font-color="true" style:font-name="Times New Roman" fo:font-style="normal" officeooo:rsid="06ee3a15" style:font-style-asian="normal" style:font-name-complex="Times New Roman" style:font-style-complex="normal"/>
    </style:style>
    <style:style style:name="T19" style:family="text">
      <style:text-properties style:use-window-font-color="true" style:font-name="Times New Roman" fo:font-style="normal" fo:font-weight="normal" style:font-style-asian="normal" style:font-weight-asian="normal" style:font-name-complex="Times New Roman" style:font-style-complex="normal" style:font-weight-complex="normal"/>
    </style:style>
    <style:style style:name="T20" style:family="text">
      <style:text-properties style:use-window-font-color="true" style:font-name="Times New Roman" fo:font-style="normal" style:text-underline-style="none" officeooo:rsid="062f044c" style:font-style-asian="normal" style:font-name-complex="Times New Roman" style:font-style-complex="normal"/>
    </style:style>
    <style:style style:name="T21" style:family="text">
      <style:text-properties style:use-window-font-color="true" style:font-name="Times New Roman" fo:font-style="normal" style:text-underline-style="none" officeooo:rsid="06f22ffe" style:font-style-asian="normal" style:font-name-complex="Times New Roman" style:font-style-complex="normal"/>
    </style:style>
    <style:style style:name="T22" style:family="text">
      <style:text-properties style:use-window-font-color="true" style:font-name="Times New Roman" fo:font-style="normal" style:text-underline-style="solid" style:text-underline-width="auto" style:text-underline-color="font-color" officeooo:rsid="06f22ffe" style:font-style-asian="normal" style:font-name-complex="Times New Roman" style:font-style-complex="normal"/>
    </style:style>
    <style:style style:name="T23" style:family="text">
      <style:text-properties style:use-window-font-color="true" style:font-name="Times New Roman" fo:font-style="normal" style:text-underline-style="solid" style:text-underline-width="auto" style:text-underline-color="font-color" fo:font-weight="bold" officeooo:rsid="06f22ffe" style:font-style-asian="normal" style:font-name-complex="Times New Roman" style:font-style-complex="normal"/>
    </style:style>
    <style:style style:name="T24" style:family="text">
      <style:text-properties officeooo:rsid="06214be0"/>
    </style:style>
    <style:style style:name="T25" style:family="text">
      <style:text-properties style:text-line-through-style="solid" style:text-line-through-type="single" officeooo:rsid="060cf8ea"/>
    </style:style>
    <style:style style:name="T26" style:family="text">
      <style:text-properties style:text-line-through-style="solid" style:text-line-through-type="single" fo:language="en" fo:country="US"/>
    </style:style>
    <style:style style:name="T27" style:family="text">
      <style:text-properties style:text-line-through-style="solid" style:text-line-through-type="single" fo:font-style="italic" officeooo:rsid="060cf8ea" style:font-style-asian="italic" style:font-style-complex="italic"/>
    </style:style>
    <style:style style:name="T28" style:family="text">
      <style:text-properties style:text-line-through-style="solid" style:text-line-through-type="single" fo:font-style="italic" officeooo:rsid="060fdb04" style:font-style-asian="italic" style:font-style-complex="italic"/>
    </style:style>
    <style:style style:name="T29" style:family="text">
      <style:text-properties style:text-line-through-style="solid" style:text-line-through-type="single" officeooo:rsid="060d75ce"/>
    </style:style>
    <style:style style:name="T30" style:family="text">
      <style:text-properties officeooo:rsid="0629c411"/>
    </style:style>
    <style:style style:name="T31" style:family="text">
      <style:text-properties officeooo:rsid="062a690c"/>
    </style:style>
    <style:style style:name="T32" style:family="text">
      <style:text-properties officeooo:rsid="062debeb"/>
    </style:style>
    <style:style style:name="T33" style:family="text">
      <style:text-properties officeooo:rsid="062df828"/>
    </style:style>
    <style:style style:name="T34" style:family="text">
      <style:text-properties officeooo:rsid="062e7470"/>
    </style:style>
    <style:style style:name="T35" style:family="text">
      <style:text-properties officeooo:rsid="06308172"/>
    </style:style>
    <style:style style:name="T36" style:family="text">
      <style:text-properties officeooo:rsid="0631fcf8"/>
    </style:style>
    <style:style style:name="T37" style:family="text">
      <style:text-properties officeooo:rsid="0633edd2"/>
    </style:style>
    <style:style style:name="T38" style:family="text">
      <style:text-properties style:font-name="Times New Roman" fo:font-style="normal" style:font-style-asian="normal" style:font-name-complex="Times New Roman" style:font-style-complex="normal"/>
    </style:style>
    <style:style style:name="T39" style:family="text">
      <style:text-properties style:font-name="Times New Roman" fo:font-style="normal" officeooo:rsid="0706baaa" style:font-style-asian="normal" style:font-name-complex="Times New Roman" style:font-style-complex="normal"/>
    </style:style>
    <style:style style:name="T40" style:family="text">
      <style:text-properties style:font-name="Times New Roman" fo:font-style="normal" officeooo:rsid="0704f640" style:font-style-asian="normal" style:font-name-complex="Times New Roman" style:font-style-complex="normal"/>
    </style:style>
    <style:style style:name="T41" style:family="text">
      <style:text-properties style:font-name="Times New Roman" fo:font-style="normal" officeooo:rsid="07040173" style:font-style-asian="normal" style:font-name-complex="Times New Roman" style:font-style-complex="normal"/>
    </style:style>
    <style:style style:name="T42" style:family="text">
      <style:text-properties officeooo:rsid="06492e2c"/>
    </style:style>
    <style:style style:name="T43" style:family="text">
      <style:text-properties fo:font-style="italic" officeooo:rsid="06492e2c" style:font-style-asian="italic" style:font-style-complex="italic"/>
    </style:style>
    <style:style style:name="T44" style:family="text">
      <style:text-properties officeooo:rsid="06497d2f"/>
    </style:style>
    <style:style style:name="T45" style:family="text">
      <style:text-properties officeooo:rsid="0649a6f8"/>
    </style:style>
    <style:style style:name="T46" style:family="text">
      <style:text-properties officeooo:rsid="06394ca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9" text:outline-level="1"><text:span text:style-name="T1">מטלה</text:span> <text:span text:style-name="T7">- חלוקת חפצים בדידים – פתרון</text:span></text:h>
      <text:p text:style-name="P14">יש לענות על שאלה אחת לבחירתכם.</text:p>
      <text:p text:style-name="P3">שאלה <text:span text:style-name="T10">1: חלוקה ללא קנאה מלבד החפץ הכי גרוע</text:span></text:p>
      <text:p text:style-name="P13">הגדרה: חלוקה של חפצים נקראת "ללא קנאה מלבד החפץ הכי גרוע" (בקיצור EFX), אם לכל שני שחקנים א, ב, <text:span text:style-name="T2">ולכל </text:span>חפץ שנוריד מהסל של ב, שחקן א לא יקנא בשחקן ב.</text:p>
      <text:p text:style-name="P13">א. הראו שהתנאי EFX הוא ממש חזק יותר מהתנאי EF1 (תנו דוגמה לחלוקה EF1 שהיא לא EFX).</text:p>
      <text:list xml:id="list1533808672" text:style-name="L2">
        <text:list-item>
          <text:p text:style-name="P43"><text:span text:style-name="T3">פתרון</text:span><text:span text:style-name="T44">: שני שחקנים עם ערכים זהים. הראשון מקבל 9,1,1 והשני מקבל 3. החלוקה היא EF1 כי אם מורידים את ה-9 מהראשון אז השני לא מקנא. אבל החלוקה לא EFX כי אם מורידים את ה-1 מהראשון אז השני עדיין מקנא.</text:span></text:p>
        </text:list-item>
      </text:list>
      <text:p text:style-name="P41">ב. <text:span text:style-name="T11">יש שני שחקנים עם העדפות אדיטיביות (= לכל שחקן, ערך של סל הוא סכום הערכים של החפצים בסל), וזהות (= לשני השחקנים יש אותם ערכים לכל החפצים). תארו אלגוריתם המוצא חלוקה EFX.</text:span></text:p>
      <text:list xml:id="list4115132267" text:style-name="L3">
        <text:list-item>
          <text:p text:style-name="P44"><text:span text:style-name="T4">פתרון</text:span><text:span text:style-name="T46">: מסדרים את החפצים </text:span><text:span text:style-name="T43">בסדר יורד של הערך</text:span><text:span text:style-name="T42">, ומחלקים אותם מהגדול לקטן בעזרת אלגוריתם מעגלי הקנאה. בכל שלב, גודל הקנאה הוא לכל היותר הערך הנמוך ביותר, לכן החלוקה EFX.</text:span></text:p>
        </text:list-item>
      </text:list>
      <text:p text:style-name="P23">ג. <text:span text:style-name="T11">יש שני שחקנים עם העדפות אדיטיביות, </text:span>אבל לא בהכרח זהות<text:span text:style-name="T11">. תארו אלגוריתם המוצא חלוקה EFX.</text:span></text:p>
      <text:list xml:id="list433685577" text:style-name="L4">
        <text:list-item>
          <text:p text:style-name="P45"><text:span text:style-name="T5">פתרון</text:span><text:span text:style-name="T42">: שחקן אחד מחלק את החפצים לשתי קבוצות בעזרת האלגוריתם של חלק ב. השחקן השני בוחר קבוצה.</text:span></text:p>
        </text:list-item>
      </text:list>
      <text:p text:style-name="P4">שאלה 2: אלגוריתם מעגלי הקנאה - סדר החפצים</text:p>
      <text:p text:style-name="P10">כזכור, אלגוריתם מעגלי-הקנאה מתחיל בכך שהוא מסדר את החפצים בסדר שרירותי כלשהו. <text:span text:style-name="T8">כלומר, בכל סדר שבו נסדר את החפצים, אנחנו עשויים לקבל תוצאה שונה.</text:span></text:p>
      <text:p text:style-name="P11">א. <text:span text:style-name="T9">הראו דוגמה עם 3 אנשים ו-3 חפצים, שבה כל סידור של החפצים נותן תוצאה אחרת (סה"כ 6 תוצאות).</text:span></text:p>
      <text:p text:style-name="P12">ב. הראו דוגמה עם 3 אנשים ו-3 חפצים, שבה כל סידור של החפצים נותן אותה תוצאה.</text:p>
      <text:p text:style-name="P12">ג. הראו דוגמה עם 3 אנשים ו-3 חפצים, שבה מספר התוצאות האפשריות גדול מ-1 וקטן מ-6.</text:p>
      <text:p text:style-name="P22"><text:span text:style-name="T25">ד [בונוס]. היכנסו לויקיפדיה האנגלית, לדף "</text:span><text:bookmark text:name="firstHeading"/><text:span text:style-name="T26">Envy-cycles procedure</text:span><text:span text:style-name="T25">". הוסיפו כותרת חדשה Examples, והוסיפו מתחתיה את שלוש הדוגמאות שכתבתם בסעיפים הקודמים. <text:s text:c="2"/>הזוג </text:span><text:span text:style-name="T27">הראשון </text:span><text:span text:style-name="T25">שיבצע משימה זו, יקבל 2 נקודות בונוס לציון הבחינה. כדי לזכות בנקודות, אחד מבני-הזוג צריך לפתוח חשבון ויקיפדיה בשמו המלא, כך שהעריכות יירשמו על שמו בהסטוריית העריכה. <text:s/></text:span><text:span text:style-name="T28">עצה</text:span><text:span text:style-name="T29">: כדי שהעריכות שלכם יישארו בדף, ולא יימחקו ע"י עורכים אחרים, יש להסביר את הדוגמאות באופן ברור ובאנגלית תקנית. <text:s text:c="2"/></text:span><text:span text:style-name="T27">שימו לב</text:span><text:span text:style-name="T25">: לפני שאתם מתחילים אנא ודאו שלא עשו את זה לפניכם; הניקוד הנוסף יינתן רק לזוג הראשון.</text:span><text:span text:style-name="T12"> סליחה, המשימה תפוסה...</text:span></text:p>
      <text:list xml:id="list2326183238" text:style-name="L5">
        <text:list-item>
          <text:p text:style-name="P46"><text:span text:style-name="T4">פתרון</text:span><text:span text:style-name="T46">: דוד טובר <text:s/></text:span><text:a xlink:type="simple" xlink:href="https://en.wikipedia.org/wiki/Envy-cycles_procedure#Examples" text:style-name="Internet_20_link" text:visited-style-name="Visited_20_Internet_20_Link"><text:span text:style-name="T46">https://en.wikipedia.org/wiki/Envy-cycles_procedure#Examples</text:span></text:a><text:span text:style-name="T46"> </text:span></text:p>
        </text:list-item>
      </text:list>
      <text:p text:style-name="P27"><text:soft-page-break/></text:p>
      <text:p text:style-name="P5">שאלה 3: מיקסום מכפלת הערכים - חפצים רציפים</text:p>
      <text:p text:style-name="P16">כזכור, למדנו שאלגוריתם מיקסום-מכפלת-הערכים נותן חלוקה שהיא ללא קנאה כאשר החפצים הם רציפים (ניתנים לחיתוך). תנו דוגמאות לחלוקה של 3 חפצים רציפים בין 2 אנשים, שבהן:</text:p>
      <text:p text:style-name="P18">א. אלגוריתם מיקסום-מכפלת-הערכים לא צריך לחתוך אף חפץ.</text:p>
      <text:p text:style-name="P18">ב. אלגוריתם מיקסום-מכפלת-הערכים צריך לחתוך חפץ אחד בדיוק.</text:p>
      <text:p text:style-name="P20">ג. אלגוריתם מיקסום-מכפלת-הערכים צריך לחתוך שני חפצים בדיוק.</text:p>
      <text:p text:style-name="P20">ד. אלגוריתם מיקסום-מכפלת-הערכים צריך לחתוך שלושה חפצים בדיוק.</text:p>
      <text:list xml:id="list913717337" text:style-name="L6">
        <text:list-item>
          <text:p text:style-name="P47"><text:span text:style-name="T4">פתרון</text:span><text:span text:style-name="T46">: לא ענו.</text:span></text:p>
        </text:list-item>
      </text:list>
      <text:p text:style-name="P48"/>
      <text:p text:style-name="P6">שאלה 4: מיקסום מכפלת הערכים - חפצים בדידים</text:p>
      <text:p text:style-name="P17">כזכור, למדנו שאלגוריתם מיקסום-מכפלת-הערכים נותן חלוקה שהיא ללא-קנאה-מלבד-1 כאשר החפצים הם בדידים (לא ניתנים לחיתוך). תנו דוגמאות לחלוקה של 4 חפצים בדידים בין 2 אנשים, שבהן:</text:p>
      <text:p text:style-name="P19">א. אלגוריתם מיקסום-מכפלת-הערכים מחזיר חלוקה שהיא ממש ללא קנאה.</text:p>
      <text:p text:style-name="P19">ב. אלגוריתם מיקסום-מכפלת-הערכים <text:span text:style-name="T30">נותן חפץ 1 לאדם אחד ו-3 חפצים לשני.</text:span></text:p>
      <text:p text:style-name="P21">ג. אלגוריתם מיקסום-מכפלת-<text:span text:style-name="T30">הערכים נותן נותן 2 חפצים לכל אחד.</text:span></text:p>
      <text:list xml:id="list247528133" text:style-name="L7">
        <text:list-item>
          <text:p text:style-name="P49"><text:span text:style-name="T4">פתרון</text:span><text:span text:style-name="T46">: דור צור (להוסיף הסבר).</text:span></text:p>
        </text:list-item>
      </text:list>
      <text:p text:style-name="P28"/>
      <text:p text:style-name="Heading_20_2">שאלה 5: <text:span text:style-name="T31">חלוקת תיקים בין מפלגות בקואליציה</text:span></text:p>
      <text:p text:style-name="P24">לאחר הבחירות, שתי מפלגות החליטו להקים ממשלה ביחד, אבל הן בזבזו חודש שלם בויכוחים על איזה מפלגה תקבל איזה תיק. לאחר שהתייאשו מהויכוחים, הן פנו אליכם כדי שתעזרו להם להחליט.</text:p>
      <text:p text:style-name="P24">א. הציעו אלגוריתם שיאפשר ל<text:span text:style-name="T34">שתי ה</text:span>מפלגות להחליט על חלוקת-תיקים הוגנת ויעילה-פארטו. <text:span text:style-name="T2">שימו לב</text:span>: ההגינות צריכה להתייחס לגדלים השונים של המפלגות - מספר המנדטים שכל מפלגה קיבלה בבחירות. למפלגה גדולה יותר יש זכות לקבל יותר תיקים (או תיקים יותר "שווים").</text:p>
      <text:p text:style-name="P26">ב. הוכיחו שהאלגוריתם מקיים שלוש תכונות: יעילות פארטו, הגינות (בהתאם לגדלים השונים), וחיתוך תיק אחד לכל היותר.</text:p>
      <text:p text:style-name="P24"><text:span text:style-name="T37">ג</text:span>. הדגימו את פעולת האלגוריתם שלכם על <text:span text:style-name="T34">אוסף התיקים שהיו באחת מממשלות ישראל האחרונות (</text:span>לבחירתכם<text:span text:style-name="T34">), ועל </text:span>שתי מפלגות לבחירתכם.</text:p>
      <text:list xml:id="list491988635" text:style-name="L8">
        <text:list-item>
          <text:p text:style-name="P50"><text:span text:style-name="T4">פתרון</text:span><text:span text:style-name="T46">: הרעיון – בנג'י.</text:span></text:p>
        </text:list-item>
      </text:list>
      <text:p text:style-name="P29"/>
      <text:p text:style-name="P8"><text:soft-page-break/>שאלה <text:span text:style-name="T32">6</text:span>: <text:span text:style-name="T33">בעיית ה-Partition</text:span></text:p>
      <text:p text:style-name="Text_20_body">א. <text:span text:style-name="T35">קיראו על "בעיית החלוקה": </text:span><text:a xlink:type="simple" xlink:href="https://en.wikipedia.org/wiki/Partition_problem" text:style-name="Internet_20_link" text:visited-style-name="Visited_20_Internet_20_Link"><text:span text:style-name="T35">https://en.wikipedia.org/wiki/Partition_problem</text:span></text:a><text:span text:style-name="T35">.</text:span></text:p>
      <text:p text:style-name="P25">ב. בחרו אחד מהאלגוריתמים לפתרון היוריסטי/מקורב של הבעיה וממשו אותו בשפת-תיכנות לפי בחירתכם.</text:p>
      <text:p text:style-name="P25">ג. הדגימו את פעולת האלגוריתם על כמה קלטים <text:span text:style-name="T36">לא טריביאליים</text:span>.</text:p>
      <text:list xml:id="list3362666721" text:style-name="L9">
        <text:list-item>
          <text:p text:style-name="P51"><text:span text:style-name="T4">פתרון</text:span><text:span text:style-name="T46">: אור, רועי.</text:span></text:p>
        </text:list-item>
      </text:list>
      <text:p text:style-name="P25"/>
      <text:p text:style-name="P7">שאלה <text:span text:style-name="T32">7: תיכנות - חלוקה ללא-קנאה-בקירוב</text:span></text:p>
      <text:p text:style-name="P9">נתונה המחלקה הבאה:</text:p>
      <text:p text:style-name="P30">class Agent {</text:p>
      <text:p text:style-name="P30"><text:tab/>double item<text:span text:style-name="T6">_value</text:span>(int item_index);</text:p>
      <text:p text:style-name="P30">}</text:p>
      <text:p text:style-name="P33">המחלקה מייצגת שחקן המשתתף במשחק חלוקה הוגנת. יש בה פונקציה אחת המתארת את הערך שהשחקן מייחס לחפץ שהאינדקס שלו הוא item_index.</text:p>
      <text:p text:style-name="P15">כיתבו פונקציה הבודקת האם חלוקת-חפצים נתונה כלשהי היא EF<text:span text:style-name="T10">X (ראו שאלה 1 למעלה). </text:span>כותרת הפונקציה:</text:p>
      <text:p text:style-name="P31">bool is_EF<text:span text:style-name="T24">X</text:span>(Agent[] agents, set&lt;int&gt;[] bundles);</text:p>
      <text:p text:style-name="P34">הפרמטר agents הוא מערך בגודל n המייצג את השחקנים.</text:p>
      <text:p text:style-name="P35">הפרמטר bundles הוא מערך באותו גודל - n - המייצג את החלוקה: bundle[i] הוא אוסף אינדקסי החפצים שמקבל שחקן i.</text:p>
      <text:list xml:id="list607730664" text:style-name="L10">
        <text:list-item>
          <text:p text:style-name="P54"><text:span text:style-name="T4">פתרון</text:span><text:span text:style-name="T46">: איתן ודניאל.</text:span></text:p>
        </text:list-item>
      </text:list>
      <text:p text:style-name="P36"/>
      <text:p text:style-name="Heading_20_2">מאמרים להרחבה ולמטלת רשות</text:p>
      <text:list xml:id="list1550788594" text:style-name="L1">
        <text:list-item>
          <text:p text:style-name="P38"><text:span text:style-name="Citation"><text:span text:style-name="T40">Haris Aziz et al (2015): <text:s/></text:span></text:span><text:a xlink:type="simple" xlink:href="http://www.aaai.org/ocs/index.php/IJCAI/IJCAI15/paper/download/11147/10727" text:style-name="Internet_20_link" text:visited-style-name="Visited_20_Internet_20_Link"><text:span text:style-name="Citation"><text:span text:style-name="T40">"The Adjusted Winner Procedure: Characterizations and Equilibria"</text:span></text:span></text:a><text:span text:style-name="Citation"><text:span text:style-name="T40">. </text:span></text:span></text:p>
        </text:list-item>
        <text:list-item>
          <text:p text:style-name="P38"><text:span text:style-name="Citation"><text:span text:style-name="T41">Willson, Stephen (1995). </text:span></text:span><text:a xlink:type="simple" xlink:href="https://swillson.public.iastate.edu/FairDivisionUsingLPUnpublished6.pdf" text:style-name="Internet_20_link" text:visited-style-name="Visited_20_Internet_20_Link"><text:span text:style-name="Citation"><text:span text:style-name="T41">"Fair Division using Linear Programming"</text:span></text:span></text:a><text:span text:style-name="Citation"><text:span text:style-name="T41">.</text:span></text:span></text:p>
        </text:list-item>
        <text:list-item>
          <text:p text:style-name="P52"><text:span text:style-name="T13">B </text:span><text:span text:style-name="T19">Plaut</text:span><text:span text:style-name="T13">, T Roug</text:span><text:span text:style-name="T16">h</text:span><text:span text:style-name="T13">garden</text:span><text:span text:style-name="T16"> (2018): "</text:span><text:a xlink:type="simple" xlink:href="https://dl.acm.org/citation.cfm?id=3175470" text:style-name="Internet_20_link" text:visited-style-name="Visited_20_Internet_20_Link"><text:span text:style-name="T38">Almost envy-freeness with general valuations‏</text:span></text:a><text:span text:style-name="T16">"</text:span></text:p>
        </text:list-item>
        <text:list-item>
          <text:p text:style-name="P52"><text:span text:style-name="T17">M Kyropoulou, W Suksompong (2019): </text:span><text:bookmark text:name="k-QuE8lLEKYJ"/><text:span text:style-name="T17">"</text:span><text:a xlink:type="simple" xlink:href="https://arxiv.org/abs/1901.08463" text:style-name="Internet_20_link" text:visited-style-name="Visited_20_Internet_20_Link"><text:span text:style-name="T38">Almost Envy-Freeness in Group Resource Allocation‏</text:span></text:a><text:span text:style-name="T17">"</text:span><text:span text:style-name="T13">‏</text:span><text:span text:style-name="T18">.</text:span></text:p>
        </text:list-item>
        <text:list-item>
          <text:p text:style-name="P52"><text:soft-page-break/><text:span text:style-name="T13">S Barman, G Ghalme, S Jain, P Kulkarni</text:span><text:span text:style-name="T16"> (2019): "</text:span><text:a xlink:type="simple" xlink:href="https://arxiv.org/abs/1901.09427" text:style-name="Internet_20_link" text:visited-style-name="Visited_20_Internet_20_Link"><text:span text:style-name="T38">Fair Division of Indivisible Goods Among Strategic Agents‏</text:span></text:a><text:span text:style-name="T16">"</text:span></text:p>
        </text:list-item>
        <text:list-item>
          <text:p text:style-name="P52"><text:span text:style-name="T13">H Oh, AD Procaccia, W Suksompong</text:span><text:span text:style-name="T16"> (2018): "</text:span><text:bookmark text:name="8NVQdTlYFYYJ"/><text:a xlink:type="simple" xlink:href="https://arxiv.org/abs/1807.11367" text:style-name="Internet_20_link" text:visited-style-name="Visited_20_Internet_20_Link"><text:span text:style-name="T38">Fairly allocating many goods with few queries‏</text:span></text:a><text:span text:style-name="T16">"</text:span></text:p>
        </text:list-item>
        <text:list-item>
          <text:p text:style-name="P52"><text:span text:style-name="T16">S Barman, SK Krishnamurthy, R Vaish (2018): "</text:span><text:a xlink:type="simple" xlink:href="https://arxiv.org/abs/1801.09046" text:style-name="Internet_20_link" text:visited-style-name="Visited_20_Internet_20_Link"><text:span text:style-name="T38">Greedy Algorithms for Maximizing Nash Social Welfare‏</text:span></text:a><text:span text:style-name="T16">".</text:span></text:p>
        </text:list-item>
        <text:list-item>
          <text:p text:style-name="P52"><text:span text:style-name="T13">G Amanatidis, G Birmpas, E Markakis</text:span><text:span text:style-name="T16"> (2018): "</text:span><text:bookmark text:name="3-g4LPImyVYJ"/><text:a xlink:type="simple" xlink:href="https://arxiv.org/abs/1806.03114" text:style-name="Internet_20_link" text:visited-style-name="Visited_20_Internet_20_Link"><text:span text:style-name="T38">Comparing Approximate Relaxations of Envy-Freeness</text:span></text:a><text:span text:style-name="T16">"</text:span></text:p>
        </text:list-item>
        <text:list-item>
          <text:p text:style-name="P53"><text:span text:style-name="Citation"><text:span text:style-name="T14">H Aziz, S Bouveret, I Caragiannis</text:span></text:span><text:span text:style-name="Citation"><text:span text:style-name="T15"> (2018): "</text:span></text:span><text:a xlink:type="simple" xlink:href="https://www.aaai.org/ocs/index.php/AAAI/AAAI18/paper/viewPaper/17230" text:style-name="Internet_20_link" text:visited-style-name="Visited_20_Internet_20_Link"><text:span text:style-name="Citation"><text:span text:style-name="T39">Knowledge, fairness, and social constraints</text:span></text:span></text:a><text:span text:style-name="Citation"><text:span text:style-name="T15">"</text:span></text:span></text:p>
        </text:list-item>
        <text:list-item>
          <text:p text:style-name="P40"><text:bookmark text:name="w1AMXXtV6GYJ"/><text:span text:style-name="Citation"><text:span text:style-name="T20">SJ Brams, TR Kaplan (2004): "</text:span></text:span><text:a xlink:type="simple" xlink:href="https://journals.sagepub.com/doi/abs/10.1177/0951629804041118" text:style-name="Internet_20_link" text:visited-style-name="Visited_20_Internet_20_Link"><text:span text:style-name="Citation"><text:span text:style-name="T22">Dividing the indivisible: Procedures for allocating </text:span></text:span></text:a><text:a xlink:type="simple" xlink:href="https://journals.sagepub.com/doi/abs/10.1177/0951629804041118" text:style-name="Internet_20_link" text:visited-style-name="Visited_20_Internet_20_Link"><text:span text:style-name="Citation">c</text:span></text:a><text:a xlink:type="simple" xlink:href="https://journals.sagepub.com/doi/abs/10.1177/0951629804041118" text:style-name="Internet_20_link" text:visited-style-name="Visited_20_Internet_20_Link"><text:span text:style-name="Citation">abinet ministries</text:span></text:a><text:a xlink:type="simple" xlink:href="https://journals.sagepub.com/doi/abs/10.1177/0951629804041118" text:style-name="Internet_20_link" text:visited-style-name="Visited_20_Internet_20_Link"><text:span text:style-name="Citation"><text:span text:style-name="T23"> </text:span></text:span></text:a><text:a xlink:type="simple" xlink:href="https://journals.sagepub.com/doi/abs/10.1177/0951629804041118" text:style-name="Internet_20_link" text:visited-style-name="Visited_20_Internet_20_Link"><text:span text:style-name="Citation"><text:span text:style-name="T22">to political parties in a parliamentary system</text:span></text:span></text:a><text:a xlink:type="simple" xlink:href="https://journals.sagepub.com/doi/abs/10.1177/0951629804041118" text:style-name="Internet_20_link" text:visited-style-name="Visited_20_Internet_20_Link"><text:span text:style-name="Citation"><text:span text:style-name="T21">‏</text:span></text:span></text:a><text:span text:style-name="T20">".</text:span></text:p>
        </text:list-item>
      </text:list>
      <text:p text:style-name="P37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4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4-03T11:15:27.222015439</dc:date>
    <meta:editing-duration>P11DT20H37M51S</meta:editing-duration>
    <meta:editing-cycles>1445</meta:editing-cycles>
    <meta:document-statistic meta:table-count="0" meta:image-count="0" meta:object-count="0" meta:page-count="4" meta:paragraph-count="65" meta:word-count="916" meta:character-count="5520" meta:non-whitespace-character-count="4676"/>
  </office:meta>
</office:document-meta>
</file>